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ira Code" svg:font-family="Fira Code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whitespace-normal" style:list-style-name="LFO1" style:family="paragraph"/>
    <style:style style:name="P3" style:parent-style-name="whitespace-normal" style:list-style-name="LFO1" style:family="paragraph"/>
    <style:style style:name="P4" style:parent-style-name="whitespace-normal" style:list-style-name="LFO1" style:family="paragraph"/>
    <style:style style:name="P5" style:parent-style-name="whitespace-normal" style:list-style-name="LFO1" style:family="paragraph"/>
    <style:style style:name="P6" style:parent-style-name="whitespace-normal" style:list-style-name="LFO1" style:family="paragraph"/>
    <style:style style:name="P7" style:parent-style-name="whitespace-normal" style:list-style-name="LFO1" style:family="paragraph"/>
    <style:style style:name="P8" style:parent-style-name="whitespace-normal" style:list-style-name="LFO1" style:family="paragraph"/>
    <style:style style:name="P9" style:parent-style-name="whitespace-normal" style:list-style-name="LFO1" style:family="paragraph"/>
    <style:style style:name="P10" style:parent-style-name="whitespace-normal" style:list-style-name="LFO1" style:family="paragraph"/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8" style:parent-style-name="Normal" style:family="paragraph">
      <style:paragraph-properties fo:margin-bottom="0in" fo:line-height="100%" fo:margin-left="0.5in" fo:background-color="#282C34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Fira Code" style:font-name-asian="Times New Roman" style:font-name-complex="Fira Code" fo:color="#ABB2BF" fo:font-size="10pt" style:font-size-asian="10pt" style:font-size-complex="10pt" fo:background-color="#282C34"/>
    </style:style>
    <style:style style:name="P19" style:parent-style-name="Normal" style:family="paragraph">
      <style:paragraph-properties fo:margin-bottom="0in" fo:line-height="100%" fo:margin-left="0.5in" fo:background-color="#282C34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Fira Code" style:font-name-asian="Times New Roman" style:font-name-complex="Fira Code" fo:color="#ABB2BF" fo:font-size="10pt" style:font-size-asian="10pt" style:font-size-complex="10pt" fo:background-color="#282C34"/>
    </style:style>
    <style:style style:name="P20" style:parent-style-name="Normal" style:family="paragraph">
      <style:paragraph-properties fo:margin-bottom="0in" fo:line-height="100%" fo:margin-left="0.5in" fo:background-color="#282C34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Fira Code" style:font-name-asian="Times New Roman" style:font-name-complex="Fira Code" fo:color="#ABB2BF" fo:font-size="10pt" style:font-size-asian="10pt" style:font-size-complex="10pt" fo:background-color="#282C34"/>
    </style:style>
    <style:style style:name="P21" style:parent-style-name="Normal" style:family="paragraph">
      <style:paragraph-properties fo:margin-bottom="0in" fo:line-height="100%" fo:margin-left="0.5in" fo:background-color="#282C34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Fira Code" style:font-name-asian="Times New Roman" style:font-name-complex="Fira Code" fo:color="#ABB2BF" fo:font-size="10pt" style:font-size-asian="10pt" style:font-size-complex="10pt" fo:background-color="#282C34"/>
    </style:style>
    <style:style style:name="P22" style:parent-style-name="Normal" style:family="paragraph">
      <style:paragraph-properties fo:margin-bottom="0in" fo:line-height="100%" fo:margin-left="0.5in" fo:background-color="#282C34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Fira Code" style:font-name-asian="Times New Roman" style:font-name-complex="Fira Code" fo:color="#ABB2BF" fo:font-size="10pt" style:font-size-asian="10pt" style:font-size-complex="10pt" fo:background-color="#282C34"/>
    </style:style>
    <style:style style:name="P23" style:parent-style-name="Normal" style:family="paragraph">
      <style:paragraph-properties fo:margin-bottom="0.0833in" fo:line-height="100%" fo:margin-left="0.5in" fo:background-color="#282C34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4" style:parent-style-name="DefaultParagraphFont" style:family="text">
      <style:text-properties style:font-name="Fira Code" style:font-name-asian="Times New Roman" style:font-name-complex="Fira Code" fo:color="#ABB2BF" fo:font-size="10pt" style:font-size-asian="10pt" style:font-size-complex="10pt" fo:background-color="#282C34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Deploying dbt using docker in the azure pipeline</text:p>
      <text:p text:style-name="Normal"/>
      <text:p text:style-name="whitespace-pre-wrap">To set this up:</text:p>
      <text:list text:style-name="LFO1" text:continue-numbering="true">
        <text:list-item>
          <text:p text:style-name="P2">Place these files in your project repository</text:p>
        </text:list-item>
        <text:list-item>
          <text:p text:style-name="P3">In Azure DevOps:<text:s/></text:p>
          <text:list text:continue-numbering="true">
            <text:list-item>
              <text:p text:style-name="P4">Create a container registry service connection</text:p>
            </text:list-item>
            <text:list-item>
              <text:p text:style-name="P5">Set up the required pipeline variables (DBT_TARGET, DBT_AZURE_SERVER, etc.)</text:p>
            </text:list-item>
            <text:list-item>
              <text:p text:style-name="P6">Create a pipeline using the YAML configuration</text:p>
            </text:list-item>
          </text:list>
        </text:list-item>
        <text:list-item>
          <text:p text:style-name="P7">The pipeline will:<text:s/></text:p>
          <text:list text:continue-numbering="true">
            <text:list-item>
              <text:p text:style-name="P8">Build the Docker image</text:p>
            </text:list-item>
            <text:list-item>
              <text:p text:style-name="P9">Push it to your Azure Container Registry</text:p>
            </text:list-item>
            <text:list-item>
              <text:p text:style-name="P10">Run your dbt models in a containerized environment</text:p>
            </text:list-item>
          </text:list>
        </text:list-item>
      </text:list>
      <text:p text:style-name="P11">These environment variables will be set up in Azure DevOps Pipeline as pipeline variables. Let me show you how to set them up:</text:p>
      <text:list text:style-name="LFO2" text:continue-numbering="true">
        <text:list-item>
          <text:p text:style-name="P12">In Azure DevOps, go to your pipeline:<text:s/></text:p>
          <text:list text:continue-numbering="true">
            <text:list-item>
              <text:p text:style-name="P13">Click on your pipeline</text:p>
            </text:list-item>
            <text:list-item>
              <text:p text:style-name="P14">Click "Edit" to edit the pipeline</text:p>
            </text:list-item>
            <text:list-item>
              <text:p text:style-name="P15">Click on the "Variables" button (usually near the top right)</text:p>
            </text:list-item>
          </text:list>
        </text:list-item>
        <text:list-item>
          <text:p text:style-name="P16">Add these variables in the pipeline variables section:<text:s/></text:p>
        </text:list-item>
      </text:list>
      <text:p text:style-name="P17">Copy</text:p>
      <text:p text:style-name="P18">DBT_TARGET <text:s text:c="7"/>: dev</text:p>
      <text:p text:style-name="P19">DBT_AZURE_SERVER <text:s/>: your-azure-server.database.windows.net</text:p>
      <text:p text:style-name="P20">DBT_DATABASE <text:s text:c="5"/>: your_database_name</text:p>
      <text:p text:style-name="P21">DBT_SCHEMA <text:s text:c="7"/>: your_schema_name</text:p>
      <text:p text:style-name="P22">DBT_USER <text:s text:c="9"/>: your_database_username</text:p>
      <text:p text:style-name="P23"><text:span text:style-name="T24">DBT_PASSWORD <text:s text:c="5"/>: your_database_password</text:span></text:p>
      <text:p text:style-name="P25">For sensitive information like passwords:</text:p>
      <text:list text:style-name="LFO3" text:continue-numbering="true">
        <text:list-item>
          <text:p text:style-name="P26">When adding DBT_PASSWORD, click the "lock" icon to mark it as a secret variable</text:p>
        </text:list-item>
        <text:list-item>
          <text:p text:style-name="P27">This will secure the password and mask it in logs</text:p>
        </text:list-item>
      </text:list>
      <text:p text:style-name="P28">Here's how to set them up in the Azure DevOps UI:</text:p>
      <text:list text:style-name="LFO4" text:continue-numbering="true">
        <text:list-item>
          <text:p text:style-name="P29">Navigate to Pipelines → Your Pipeline → Edit → Variables</text:p>
        </text:list-item>
        <text:list-item>
          <text:p text:style-name="P30">Click "+ Add" for each variable</text:p>
        </text:list-item>
        <text:list-item>
          <text:p text:style-name="P31">Fill in:<text:s/></text:p>
          <text:list text:continue-numbering="true">
            <text:list-item>
              <text:p text:style-name="P32">Name: (e.g., DBT_TARGET)</text:p>
            </text:list-item>
            <text:list-item>
              <text:p text:style-name="P33">Value: (e.g., dev)</text:p>
            </text:list-item>
            <text:list-item>
              <text:p text:style-name="P34">Check "Keep this value secret" for sensitive data</text:p>
            </text:list-item>
          </text:list>
        </text:list-item>
      </text:list>
      <text:soft-page-break/>
      <text:p text:style-name="P35">You can also set these variables at different scopes:</text:p>
      <text:list text:style-name="LFO5" text:continue-numbering="true">
        <text:list-item>
          <text:p text:style-name="P36">Pipeline level (as shown above)</text:p>
        </text:list-item>
        <text:list-item>
          <text:p text:style-name="P37">Pipeline Library (reusable across multiple pipelines)</text:p>
        </text:list-item>
        <text:list-item>
          <text:p text:style-name="P38">Environment level</text:p>
        </text:list-item>
        <text:list-item>
          <text:p text:style-name="P39">Variable group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ira Code" svg:font-family="Fira Code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hitespace-pre-wrap" style:display-name="whitespace-pre-wrap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whitespace-normal" style:display-name="whitespace-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ext-text-200" style:display-name="text-text-200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rectors Office</meta:initial-creator>
    <dc:creator>Directors Office</dc:creator>
    <meta:creation-date>2024-10-27T16:28:00Z</meta:creation-date>
    <dc:date>2024-10-27T16:35:00Z</dc:date>
    <meta:template xlink:href="Normal.dotm" xlink:type="simple"/>
    <meta:editing-cycles>1</meta:editing-cycles>
    <meta:editing-duration>PT420S</meta:editing-duration>
    <meta:document-statistic meta:page-count="2" meta:paragraph-count="12" meta:word-count="242" meta:character-count="1602" meta:row-count="24" meta:non-whitespace-character-count="1372"/>
  </office:meta>
</office:document-meta>
</file>